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ccff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99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0cm"/>
    </style:style>
    <style:style style:name="gr6" style:family="graphic" style:parent-style-name="objectwithoutfill">
      <style:graphic-properties svg:stroke-width="0.1cm" draw:marker-start="" draw:marker-start-width="0.3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314004" draw:fill="solid" draw:fill-color="#dddddd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text-align="center"/>
      <style:text-properties style:font-name="Courier 10 Pitch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Courier 10 Pitch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11.5cm" svg:x="5.3cm" svg:y="2.0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cm" svg:height="11.5cm" svg:x="-7.9cm" svg:y="2.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6cm" svg:x="-6.9cm" svg:y="5.0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6cm" svg:x="0.8cm" svg:y="5.04cm">
          <text:p text:style-name="P1"><text:span text:style-name="T2">Facet:</text:span></text:p>
          <text:p text:style-name="P1"><text:span text:style-name="T3">Mesh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6cm" svg:x="6.6cm" svg:y="5.04cm">
          <text:p text:style-name="P1"><text:span text:style-name="T1">Heap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56cm" svg:height="1.991cm" svg:x="-3.4cm" svg:y="2.44cm">
          <draw:text-box>
            <text:p><text:span text:style-name="T4">Java</text:span></text:p>
          </draw:text-box>
        </draw:frame>
        <draw:frame draw:style-name="gr5" draw:text-style-name="P3" draw:layer="layout" svg:width="1.624cm" svg:height="2cm" svg:x="7.2cm" svg:y="2.54cm">
          <draw:text-box>
            <text:p><text:span text:style-name="T4">C</text:span></text:p>
          </draw:text-box>
        </draw:frame>
        <draw:line draw:style-name="gr6" draw:text-style-name="P1" draw:layer="layout" svg:x1="-0.9cm" svg:y1="8.14cm" svg:x2="0.8cm" svg:y2="8.14cm">
          <text:p/>
        </draw:line>
        <draw:line draw:style-name="gr6" draw:text-style-name="P1" draw:layer="layout" svg:x1="3.8cm" svg:y1="8.14cm" svg:x2="6.6cm" svg:y2="6.44cm">
          <text:p/>
        </draw:line>
        <draw:frame draw:style-name="gr4" draw:text-style-name="P4" draw:layer="layout" svg:width="2.504cm" svg:height="2.641cm" svg:x="1.096cm" svg:y="7.74cm">
          <draw:text-box>
            <text:p><text:span text:style-name="T5">address</text:span></text:p>
            <text:p><text:span text:style-name="T5"/></text:p>
            <text:p><text:span text:style-name="T5">getMvert()</text:span></text:p>
            <text:p><text:span text:style-name="T5">getMpoly()</text:span></text:p>
            <text:p><text:span text:style-name="T5">...</text:span></text:p>
          </draw:text-box>
        </draw:frame>
        <draw:custom-shape draw:style-name="gr7" draw:text-style-name="P1" draw:layer="layout" svg:width="2.6cm" svg:height="1.2cm" svg:x="6.8cm" svg:y="5.84cm">
          <text:p text:style-name="P1">Block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0.8cm" svg:y1="7.44cm" svg:x2="3.8cm" svg:y2="7.44cm">
          <text:p/>
        </draw:line>
        <draw:custom-shape draw:style-name="gr9" draw:text-style-name="P5" draw:layer="layout" svg:width="2.8cm" svg:height="3.5cm" svg:x="6.719cm" svg:y="16.019cm">
          <text:p text:style-name="P5"><text:span text:style-name="T6">.blen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4.591cm" svg:height="2.3cm" draw:transform="rotate (-1.57707951210208) translate (9.289cm 11.21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6" draw:layer="layout" svg:width="3.707cm" svg:height="1.204cm" draw:transform="rotate (1.55369210012535) translate (7.5cm 15.406cm)">
          <draw:text-box>
            <text:p><text:span text:style-name="T7">Data I/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5-11-27T14:56:10.070791836</meta:creation-date>
    <dc:date>2015-11-27T15:34:38.727155141</dc:date>
    <dc:creator>Holger Machens</dc:creator>
    <meta:editing-duration>PT4M51S</meta:editing-duration>
    <meta:editing-cycles>2</meta:editing-cycles>
    <meta:generator>LibreOffice/4.2.8.2$Linux_X86_64 LibreOffice_project/420m0$Build-2</meta:generator>
    <meta:document-statistic meta:object-count="15"/>
  </office:meta>
</office:document-meta>
</file>